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/>
          <table:table-cell table:style-name="ce13" table:formula="of:=[.F73]+[.E74]" office:value-type="float" office:value="4349.31" calcext:value-type="float">
            <text:p>4349</text:p>
          </table:table-cell>
          <table:table-cell/>
          <table:table-cell table:style-name="ce13" table:formula="of:=[.H73]+[.G74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number-columns-repeated="2"/>
          <table:table-cell table:formula="of:=[.K74]+[.L74]+[.M74]" office:value-type="currency" office:currency="EUR" office:value="42.3" calcext:value-type="currency">
            <text:p>42,30 €</text:p>
          </table:table-cell>
          <table:table-cell table:formula="of:=[.O73]+[.N74]" office:value-type="currency" office:currency="EUR" office:value="3458.0899" calcext:value-type="currency">
            <text:p>3 458,09 €</text:p>
          </table:table-cell>
          <table:table-cell table:style-name="ce19" table:formula="of:=[.A74]*budgetjour-[.O74]" office:value-type="currency" office:currency="EUR" office:value="191.9101" calcext:value-type="currency">
            <text:p>191,91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table:number-columns-repeated="2"/>
          <table:table-cell table:style-name="ce13" table:formula="of:=[.F74]+[.E75]" office:value-type="float" office:value="4349.31" calcext:value-type="float">
            <text:p>4349</text:p>
          </table:table-cell>
          <table:table-cell/>
          <table:table-cell table:style-name="ce13" table:formula="of:=[.H74]+[.G75]" office:value-type="float" office:value="29161" calcext:value-type="float">
            <text:p>29161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3458.0899" calcext:value-type="currency">
            <text:p>3 458,09 €</text:p>
          </table:table-cell>
          <table:table-cell table:style-name="ce19" table:formula="of:=[.A75]*budgetjour-[.O75]" office:value-type="currency" office:currency="EUR" office:value="241.9101" calcext:value-type="currency">
            <text:p>241,91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4349.31" calcext:value-type="float">
            <text:p>4349</text:p>
          </table:table-cell>
          <table:table-cell/>
          <table:table-cell table:style-name="ce13" table:formula="of:=[.H75]+[.G76]" office:value-type="float" office:value="29161" calcext:value-type="float">
            <text:p>29161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3458.0899" calcext:value-type="currency">
            <text:p>3 458,09 €</text:p>
          </table:table-cell>
          <table:table-cell table:style-name="ce19" table:formula="of:=[.A76]*budgetjour-[.O76]" office:value-type="currency" office:currency="EUR" office:value="291.9101" calcext:value-type="currency">
            <text:p>291,91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4349.31" calcext:value-type="float">
            <text:p>4349</text:p>
          </table:table-cell>
          <table:table-cell/>
          <table:table-cell table:style-name="ce13" table:formula="of:=[.H76]+[.G77]" office:value-type="float" office:value="29161" calcext:value-type="float">
            <text:p>29161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3458.0899" calcext:value-type="currency">
            <text:p>3 458,09 €</text:p>
          </table:table-cell>
          <table:table-cell table:style-name="ce19" table:formula="of:=[.A77]*budgetjour-[.O77]" office:value-type="currency" office:currency="EUR" office:value="341.9101" calcext:value-type="currency">
            <text:p>341,91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4349.31" calcext:value-type="float">
            <text:p>4349</text:p>
          </table:table-cell>
          <table:table-cell/>
          <table:table-cell table:style-name="ce13" table:formula="of:=[.H77]+[.G78]" office:value-type="float" office:value="29161" calcext:value-type="float">
            <text:p>29161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3458.0899" calcext:value-type="currency">
            <text:p>3 458,09 €</text:p>
          </table:table-cell>
          <table:table-cell table:style-name="ce19" table:formula="of:=[.A78]*budgetjour-[.O78]" office:value-type="currency" office:currency="EUR" office:value="391.9101" calcext:value-type="currency">
            <text:p>391,91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4349.31" calcext:value-type="float">
            <text:p>4349</text:p>
          </table:table-cell>
          <table:table-cell/>
          <table:table-cell table:style-name="ce13" table:formula="of:=[.H78]+[.G79]" office:value-type="float" office:value="29161" calcext:value-type="float">
            <text:p>29161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3458.0899" calcext:value-type="currency">
            <text:p>3 458,09 €</text:p>
          </table:table-cell>
          <table:table-cell table:style-name="ce19" table:formula="of:=[.A79]*budgetjour-[.O79]" office:value-type="currency" office:currency="EUR" office:value="441.9101" calcext:value-type="currency">
            <text:p>441,91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4349.31" calcext:value-type="float">
            <text:p>4349</text:p>
          </table:table-cell>
          <table:table-cell/>
          <table:table-cell table:style-name="ce13" table:formula="of:=[.H79]+[.G80]" office:value-type="float" office:value="29161" calcext:value-type="float">
            <text:p>29161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3458.0899" calcext:value-type="currency">
            <text:p>3 458,09 €</text:p>
          </table:table-cell>
          <table:table-cell table:style-name="ce19" table:formula="of:=[.A80]*budgetjour-[.O80]" office:value-type="currency" office:currency="EUR" office:value="491.9101" calcext:value-type="currency">
            <text:p>491,9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4349.31" calcext:value-type="float">
            <text:p>4349</text:p>
          </table:table-cell>
          <table:table-cell/>
          <table:table-cell table:style-name="ce13" table:formula="of:=[.H80]+[.G81]" office:value-type="float" office:value="29161" calcext:value-type="float">
            <text:p>29161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3458.0899" calcext:value-type="currency">
            <text:p>3 458,09 €</text:p>
          </table:table-cell>
          <table:table-cell table:style-name="ce19" table:formula="of:=[.A81]*budgetjour-[.O81]" office:value-type="currency" office:currency="EUR" office:value="541.9101" calcext:value-type="currency">
            <text:p>541,9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4349.31" calcext:value-type="float">
            <text:p>4349</text:p>
          </table:table-cell>
          <table:table-cell/>
          <table:table-cell table:style-name="ce13" table:formula="of:=[.H81]+[.G82]" office:value-type="float" office:value="29161" calcext:value-type="float">
            <text:p>29161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3458.0899" calcext:value-type="currency">
            <text:p>3 458,09 €</text:p>
          </table:table-cell>
          <table:table-cell table:style-name="ce19" table:formula="of:=[.A82]*budgetjour-[.O82]" office:value-type="currency" office:currency="EUR" office:value="591.9101" calcext:value-type="currency">
            <text:p>591,9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4349.31" calcext:value-type="float">
            <text:p>4349</text:p>
          </table:table-cell>
          <table:table-cell/>
          <table:table-cell table:style-name="ce13" table:formula="of:=[.H82]+[.G83]" office:value-type="float" office:value="29161" calcext:value-type="float">
            <text:p>29161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3458.0899" calcext:value-type="currency">
            <text:p>3 458,09 €</text:p>
          </table:table-cell>
          <table:table-cell table:style-name="ce19" table:formula="of:=[.A83]*budgetjour-[.O83]" office:value-type="currency" office:currency="EUR" office:value="641.9101" calcext:value-type="currency">
            <text:p>641,9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4349.31" calcext:value-type="float">
            <text:p>4349</text:p>
          </table:table-cell>
          <table:table-cell/>
          <table:table-cell table:style-name="ce13" table:formula="of:=[.H83]+[.G84]" office:value-type="float" office:value="29161" calcext:value-type="float">
            <text:p>29161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3458.0899" calcext:value-type="currency">
            <text:p>3 458,09 €</text:p>
          </table:table-cell>
          <table:table-cell table:style-name="ce19" table:formula="of:=[.A84]*budgetjour-[.O84]" office:value-type="currency" office:currency="EUR" office:value="691.9101" calcext:value-type="currency">
            <text:p>691,91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4349.31" calcext:value-type="float">
            <text:p>4349</text:p>
          </table:table-cell>
          <table:table-cell/>
          <table:table-cell table:style-name="ce13" table:formula="of:=[.H84]+[.G85]" office:value-type="float" office:value="29161" calcext:value-type="float">
            <text:p>29161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3458.0899" calcext:value-type="currency">
            <text:p>3 458,09 €</text:p>
          </table:table-cell>
          <table:table-cell table:style-name="ce19" table:formula="of:=[.A85]*budgetjour-[.O85]" office:value-type="currency" office:currency="EUR" office:value="741.9101" calcext:value-type="currency">
            <text:p>741,91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4349.31" calcext:value-type="float">
            <text:p>4349</text:p>
          </table:table-cell>
          <table:table-cell/>
          <table:table-cell table:style-name="ce13" table:formula="of:=[.H85]+[.G86]" office:value-type="float" office:value="29161" calcext:value-type="float">
            <text:p>29161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3458.0899" calcext:value-type="currency">
            <text:p>3 458,09 €</text:p>
          </table:table-cell>
          <table:table-cell table:style-name="ce19" table:formula="of:=[.A86]*budgetjour-[.O86]" office:value-type="currency" office:currency="EUR" office:value="791.9101" calcext:value-type="currency">
            <text:p>791,91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4349.31" calcext:value-type="float">
            <text:p>4349</text:p>
          </table:table-cell>
          <table:table-cell/>
          <table:table-cell table:style-name="ce13" table:formula="of:=[.H86]+[.G87]" office:value-type="float" office:value="29161" calcext:value-type="float">
            <text:p>29161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3458.0899" calcext:value-type="currency">
            <text:p>3 458,09 €</text:p>
          </table:table-cell>
          <table:table-cell table:style-name="ce19" table:formula="of:=[.A87]*budgetjour-[.O87]" office:value-type="currency" office:currency="EUR" office:value="841.9101" calcext:value-type="currency">
            <text:p>841,91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4349.31" calcext:value-type="float">
            <text:p>4349</text:p>
          </table:table-cell>
          <table:table-cell/>
          <table:table-cell table:style-name="ce13" table:formula="of:=[.H87]+[.G88]" office:value-type="float" office:value="29161" calcext:value-type="float">
            <text:p>29161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3458.0899" calcext:value-type="currency">
            <text:p>3 458,09 €</text:p>
          </table:table-cell>
          <table:table-cell table:style-name="ce19" table:formula="of:=[.A88]*budgetjour-[.O88]" office:value-type="currency" office:currency="EUR" office:value="891.9101" calcext:value-type="currency">
            <text:p>891,91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349.31" calcext:value-type="float">
            <text:p>4349</text:p>
          </table:table-cell>
          <table:table-cell/>
          <table:table-cell table:style-name="ce13" table:formula="of:=[.H88]+[.G89]" office:value-type="float" office:value="29161" calcext:value-type="float">
            <text:p>29161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3458.0899" calcext:value-type="currency">
            <text:p>3 458,09 €</text:p>
          </table:table-cell>
          <table:table-cell table:style-name="ce19" table:formula="of:=[.A89]*budgetjour-[.O89]" office:value-type="currency" office:currency="EUR" office:value="941.9101" calcext:value-type="currency">
            <text:p>941,91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4349.31" calcext:value-type="float">
            <text:p>4349</text:p>
          </table:table-cell>
          <table:table-cell/>
          <table:table-cell table:style-name="ce13" table:formula="of:=[.H89]+[.G90]" office:value-type="float" office:value="29161" calcext:value-type="float">
            <text:p>29161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3458.0899" calcext:value-type="currency">
            <text:p>3 458,09 €</text:p>
          </table:table-cell>
          <table:table-cell table:style-name="ce19" table:formula="of:=[.A90]*budgetjour-[.O90]" office:value-type="currency" office:currency="EUR" office:value="991.9101" calcext:value-type="currency">
            <text:p>991,91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4349.31" calcext:value-type="float">
            <text:p>4349</text:p>
          </table:table-cell>
          <table:table-cell/>
          <table:table-cell table:style-name="ce13" table:formula="of:=[.H90]+[.G91]" office:value-type="float" office:value="29161" calcext:value-type="float">
            <text:p>29161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3458.0899" calcext:value-type="currency">
            <text:p>3 458,09 €</text:p>
          </table:table-cell>
          <table:table-cell table:style-name="ce19" table:formula="of:=[.A91]*budgetjour-[.O91]" office:value-type="currency" office:currency="EUR" office:value="1041.9101" calcext:value-type="currency">
            <text:p>1 041,91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4349.31" calcext:value-type="float">
            <text:p>4349</text:p>
          </table:table-cell>
          <table:table-cell/>
          <table:table-cell table:style-name="ce13" table:formula="of:=[.H91]+[.G92]" office:value-type="float" office:value="29161" calcext:value-type="float">
            <text:p>29161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3458.0899" calcext:value-type="currency">
            <text:p>3 458,09 €</text:p>
          </table:table-cell>
          <table:table-cell table:style-name="ce19" table:formula="of:=[.A92]*budgetjour-[.O92]" office:value-type="currency" office:currency="EUR" office:value="1091.9101" calcext:value-type="currency">
            <text:p>1 091,91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4349.31" calcext:value-type="float">
            <text:p>4349</text:p>
          </table:table-cell>
          <table:table-cell/>
          <table:table-cell table:style-name="ce13" table:formula="of:=[.H92]+[.G93]" office:value-type="float" office:value="29161" calcext:value-type="float">
            <text:p>29161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3458.0899" calcext:value-type="currency">
            <text:p>3 458,09 €</text:p>
          </table:table-cell>
          <table:table-cell table:style-name="ce19" table:formula="of:=[.A93]*budgetjour-[.O93]" office:value-type="currency" office:currency="EUR" office:value="1141.9101" calcext:value-type="currency">
            <text:p>1 141,91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349.31" calcext:value-type="float">
            <text:p>4349</text:p>
          </table:table-cell>
          <table:table-cell/>
          <table:table-cell table:style-name="ce13" table:formula="of:=[.H93]+[.G94]" office:value-type="float" office:value="29161" calcext:value-type="float">
            <text:p>29161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3458.0899" calcext:value-type="currency">
            <text:p>3 458,09 €</text:p>
          </table:table-cell>
          <table:table-cell table:style-name="ce19" table:formula="of:=[.A94]*budgetjour-[.O94]" office:value-type="currency" office:currency="EUR" office:value="1191.9101" calcext:value-type="currency">
            <text:p>1 191,91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349.31" calcext:value-type="float">
            <text:p>4349</text:p>
          </table:table-cell>
          <table:table-cell/>
          <table:table-cell table:style-name="ce13" table:formula="of:=[.H94]+[.G95]" office:value-type="float" office:value="29161" calcext:value-type="float">
            <text:p>29161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3458.0899" calcext:value-type="currency">
            <text:p>3 458,09 €</text:p>
          </table:table-cell>
          <table:table-cell table:style-name="ce19" table:formula="of:=[.A95]*budgetjour-[.O95]" office:value-type="currency" office:currency="EUR" office:value="1241.9101" calcext:value-type="currency">
            <text:p>1 241,91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349.31" calcext:value-type="float">
            <text:p>4349</text:p>
          </table:table-cell>
          <table:table-cell/>
          <table:table-cell table:style-name="ce13" table:formula="of:=[.H95]+[.G96]" office:value-type="float" office:value="29161" calcext:value-type="float">
            <text:p>29161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3458.0899" calcext:value-type="currency">
            <text:p>3 458,09 €</text:p>
          </table:table-cell>
          <table:table-cell table:style-name="ce19" table:formula="of:=[.A96]*budgetjour-[.O96]" office:value-type="currency" office:currency="EUR" office:value="1291.9101" calcext:value-type="currency">
            <text:p>1 291,91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3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igoumenitza</text:p>
          </table:table-cell>
          <table:table-cell table:formula="of:=215" office:value-type="float" office:value="215" calcext:value-type="float">
            <text:p>215</text:p>
          </table:table-cell>
          <table:table-cell table:number-columns-repeated="2"/>
        </table:table-row>
        <table:table-row table:style-name="ro2">
          <table:table-cell table:formula="of:=[.B6]" office:value-type="string" office:string-value="igoumenitza" calcext:value-type="string">
            <text:p>igoumenitza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2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'-→ Istanbul-Toulon 1700</text:p>
          </table:table-cell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4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2">
          <table:table-cell table:style-name="ce29"/>
          <table:table-cell table:number-columns-repeated="4"/>
        </table:table-row>
        <table:table-row table:style-name="ro2">
          <table:table-cell table:style-name="ce29"/>
          <table:table-cell table:number-columns-repeated="4"/>
        </table:table-row>
      </table:table>
      <table:table table:name="Prévision" table:style-name="ta1">
        <table:table-column table:style-name="co2" table:default-cell-style-name="ce29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table:number-columns-repeated="7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table:number-columns-repeated="7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table:number-columns-repeated="7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table:number-columns-repeated="7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7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9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 style:data-style-name="N2" text:time-value="22:06:17.5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07T22:16:52.637000000</dc:date>
    <meta:editing-duration>P54DT11H1M3S</meta:editing-duration>
    <meta:editing-cycles>123</meta:editing-cycles>
    <meta:document-statistic meta:table-count="6" meta:cell-count="1741" meta:object-count="0"/>
  </office:meta>
</office:document-meta>
</file>